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096cm"/>
    </style:style>
    <style:style style:name="Таблица2.B" style:family="table-column">
      <style:table-column-properties style:column-width="13.91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473c" officeooo:paragraph-rsid="0011473c"/>
    </style:style>
    <style:style style:name="P2" style:family="paragraph" style:parent-style-name="Standard">
      <style:text-properties officeooo:rsid="0011473c" officeooo:paragraph-rsid="0019301a"/>
    </style:style>
    <style:style style:name="P3" style:family="paragraph" style:parent-style-name="Standard">
      <style:text-properties officeooo:rsid="0011473c" officeooo:paragraph-rsid="001f0e7e"/>
    </style:style>
    <style:style style:name="P4" style:family="paragraph" style:parent-style-name="Standard">
      <style:text-properties officeooo:rsid="0011473c" officeooo:paragraph-rsid="002572e9"/>
    </style:style>
    <style:style style:name="P5" style:family="paragraph" style:parent-style-name="Standard">
      <style:text-properties officeooo:rsid="00129aa3" officeooo:paragraph-rsid="00129aa3"/>
    </style:style>
    <style:style style:name="P6" style:family="paragraph" style:parent-style-name="Standard">
      <style:text-properties officeooo:rsid="00129aa3" officeooo:paragraph-rsid="0015309d"/>
    </style:style>
    <style:style style:name="P7" style:family="paragraph" style:parent-style-name="Standard">
      <style:text-properties officeooo:rsid="0015309d" officeooo:paragraph-rsid="0015309d"/>
    </style:style>
    <style:style style:name="P8" style:family="paragraph" style:parent-style-name="Standard">
      <style:text-properties officeooo:rsid="0016bb87" officeooo:paragraph-rsid="0016bb87"/>
    </style:style>
    <style:style style:name="P9" style:family="paragraph" style:parent-style-name="Standard">
      <style:text-properties officeooo:rsid="0016bb87" officeooo:paragraph-rsid="00187ad4"/>
    </style:style>
    <style:style style:name="P10" style:family="paragraph" style:parent-style-name="Standard">
      <style:text-properties officeooo:rsid="00187ad4" officeooo:paragraph-rsid="00187ad4"/>
    </style:style>
    <style:style style:name="P11" style:family="paragraph" style:parent-style-name="Standard">
      <style:text-properties officeooo:rsid="0019301a" officeooo:paragraph-rsid="0019301a"/>
    </style:style>
    <style:style style:name="P12" style:family="paragraph" style:parent-style-name="Standard">
      <style:text-properties officeooo:rsid="0011473c" officeooo:paragraph-rsid="0011473c" fo:background-color="#dddddd"/>
    </style:style>
    <style:style style:name="P13" style:family="paragraph" style:parent-style-name="Standard">
      <style:text-properties officeooo:rsid="00129aa3" officeooo:paragraph-rsid="00129aa3" fo:background-color="#dddddd"/>
    </style:style>
    <style:style style:name="P14" style:family="paragraph" style:parent-style-name="Standard">
      <style:text-properties officeooo:rsid="0011473c" officeooo:paragraph-rsid="00129aa3" fo:background-color="transparent"/>
    </style:style>
    <style:style style:name="P15" style:family="paragraph" style:parent-style-name="Standard">
      <style:text-properties officeooo:rsid="001d1bac" officeooo:paragraph-rsid="001d1bac"/>
    </style:style>
    <style:style style:name="P16" style:family="paragraph" style:parent-style-name="Standard">
      <style:text-properties officeooo:rsid="0022e1f5" officeooo:paragraph-rsid="0022e1f5"/>
    </style:style>
    <style:style style:name="P17" style:family="paragraph" style:parent-style-name="Standard">
      <style:text-properties officeooo:rsid="0022e1f5" officeooo:paragraph-rsid="0023cabc"/>
    </style:style>
    <style:style style:name="P18" style:family="paragraph" style:parent-style-name="Standard">
      <style:text-properties officeooo:rsid="0023cabc" officeooo:paragraph-rsid="0023cabc"/>
    </style:style>
    <style:style style:name="P19" style:family="paragraph" style:parent-style-name="Standard">
      <style:text-properties officeooo:rsid="00252859" officeooo:paragraph-rsid="00252859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129aa3" officeooo:paragraph-rsid="00129aa3" style:font-weight-asian="bold" style:font-weight-complex="bold"/>
    </style:style>
    <style:style style:name="P22" style:family="paragraph" style:parent-style-name="Standard">
      <style:text-properties fo:font-weight="bold" officeooo:rsid="00252859" officeooo:paragraph-rsid="00252859" style:font-weight-asian="bold" style:font-weight-complex="bold"/>
    </style:style>
    <style:style style:name="P23" style:family="paragraph" style:parent-style-name="Standard">
      <style:text-properties fo:font-weight="bold" officeooo:rsid="00187ad4" officeooo:paragraph-rsid="00187ad4" style:font-weight-asian="bold" style:font-weight-complex="bold"/>
    </style:style>
    <style:style style:name="P24" style:family="paragraph" style:parent-style-name="Standard">
      <style:text-properties fo:font-weight="bold" officeooo:rsid="0016bb87" officeooo:paragraph-rsid="0016bb87" style:font-weight-asian="bold" style:font-weight-complex="bold"/>
    </style:style>
    <style:style style:name="P25" style:family="paragraph" style:parent-style-name="Standard">
      <style:text-properties fo:font-weight="bold" officeooo:rsid="0022e1f5" officeooo:paragraph-rsid="0023cabc" style:font-weight-asian="bold" style:font-weight-complex="bold"/>
    </style:style>
    <style:style style:name="P26" style:family="paragraph" style:parent-style-name="Standard">
      <style:text-properties fo:font-weight="bold" officeooo:rsid="0022e1f5" officeooo:paragraph-rsid="0022e1f5" style:font-weight-asian="bold" style:font-weight-complex="bold"/>
    </style:style>
    <style:style style:name="P27" style:family="paragraph" style:parent-style-name="Standard">
      <style:text-properties fo:font-weight="bold" officeooo:rsid="0023cabc" officeooo:paragraph-rsid="0023cabc" style:font-weight-asian="bold" style:font-weight-complex="bold"/>
    </style:style>
    <style:style style:name="P28" style:family="paragraph" style:parent-style-name="Standard">
      <style:text-properties fo:font-weight="bold" officeooo:rsid="0011473c" officeooo:paragraph-rsid="0011473c" style:font-weight-asian="bold" style:font-weight-complex="bold"/>
    </style:style>
    <style:style style:name="P29" style:family="paragraph" style:parent-style-name="Standard">
      <style:text-properties fo:font-weight="bold" officeooo:rsid="0019301a" officeooo:paragraph-rsid="0019301a" style:font-weight-asian="bold" style:font-weight-complex="bold"/>
    </style:style>
    <style:style style:name="P30" style:family="paragraph" style:parent-style-name="Standard">
      <style:text-properties officeooo:rsid="002572e9" officeooo:paragraph-rsid="002572e9"/>
    </style:style>
    <style:style style:name="P31" style:family="paragraph" style:parent-style-name="Table_20_Contents">
      <style:text-properties officeooo:rsid="0011473c" officeooo:paragraph-rsid="002572e9"/>
    </style:style>
    <style:style style:name="P32" style:family="paragraph" style:parent-style-name="Table_20_Contents">
      <style:text-properties officeooo:rsid="002572e9" officeooo:paragraph-rsid="002572e9"/>
    </style:style>
    <style:style style:name="P33" style:family="paragraph" style:parent-style-name="Standard">
      <style:text-properties officeooo:rsid="00129aa3" officeooo:paragraph-rsid="00129aa3"/>
    </style:style>
    <style:style style:name="P34" style:family="paragraph" style:parent-style-name="Standard">
      <style:text-properties officeooo:rsid="0011473c" officeooo:paragraph-rsid="0011473c"/>
    </style:style>
    <style:style style:name="P35" style:family="paragraph" style:parent-style-name="Standard">
      <style:text-properties officeooo:rsid="002adaa7" officeooo:paragraph-rsid="002adaa7"/>
    </style:style>
    <style:style style:name="P36" style:family="paragraph" style:parent-style-name="Standard" style:list-style-name="L2">
      <style:text-properties officeooo:rsid="002adaa7" officeooo:paragraph-rsid="002adaa7"/>
    </style:style>
    <style:style style:name="P37" style:family="paragraph" style:parent-style-name="Standard" style:list-style-name="L1"/>
    <style:style style:name="P38" style:family="paragraph" style:parent-style-name="Standard">
      <style:text-properties fo:background-color="#dddddd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Heading_20_3">
      <style:text-properties officeooo:paragraph-rsid="00129aa3"/>
    </style:style>
    <style:style style:name="P41" style:family="paragraph" style:parent-style-name="Heading_20_3" style:list-style-name="">
      <style:text-properties officeooo:paragraph-rsid="0028d6bf"/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29aa3"/>
    </style:style>
    <style:style style:name="T2" style:family="text">
      <style:text-properties officeooo:rsid="00187ad4"/>
    </style:style>
    <style:style style:name="T3" style:family="text">
      <style:text-properties officeooo:rsid="0019301a"/>
    </style:style>
    <style:style style:name="T4" style:family="text">
      <style:text-properties officeooo:rsid="001f0e7e"/>
    </style:style>
    <style:style style:name="T5" style:family="text">
      <style:text-properties officeooo:rsid="0020f3dd"/>
    </style:style>
    <style:style style:name="T6" style:family="text">
      <style:text-properties officeooo:rsid="0028d6bf"/>
    </style:style>
    <style:style style:name="T7" style:family="text">
      <style:text-properties officeooo:rsid="0029ad30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29ad30" fo:background-color="#dddddd" loext:char-shading-value="0"/>
    </style:style>
    <style:style style:name="T10" style:family="text">
      <style:text-properties officeooo:rsid="002c57b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_Toc111_639957644"/><text:bookmark-end text:name="__RefHeading___Toc111_639957644"/></text:h>
      <text:table-of-content text:style-name="Sect1" text:protected="true" text:name="Оглавление1">
        <text:table-of-content-source text:outline-level="10">
          <text:index-title-template text:style-name="Contents_20_Heading">Контакты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Контакты</text:p>
          </text:index-title>
          <text:p text:style-name="P42"><text:a xlink:type="simple" xlink:href="#__RefHeading___Toc240_639957644" text:style-name="Index_20_Link" text:visited-style-name="Index_20_Link">Структура данных контакта<text:tab/>1</text:a></text:p>
          <text:p text:style-name="P42"><text:a xlink:type="simple" xlink:href="#__RefHeading___Toc113_639957644" text:style-name="Index_20_Link" text:visited-style-name="Index_20_Link">Получение списка контактов<text:tab/>1</text:a></text:p>
          <text:p text:style-name="P42"><text:a xlink:type="simple" xlink:href="#__RefHeading___Toc115_639957644" text:style-name="Index_20_Link" text:visited-style-name="Index_20_Link">Получение данных о контакте<text:tab/>2</text:a></text:p>
          <text:p text:style-name="P42"><text:a xlink:type="simple" xlink:href="#__RefHeading___Toc117_639957644" text:style-name="Index_20_Link" text:visited-style-name="Index_20_Link">Добавление контакта<text:tab/>2</text:a></text:p>
          <text:p text:style-name="P42"><text:a xlink:type="simple" xlink:href="#__RefHeading___Toc119_639957644" text:style-name="Index_20_Link" text:visited-style-name="Index_20_Link">Редактирование данных контакта<text:tab/>3</text:a></text:p>
          <text:p text:style-name="P42"><text:a xlink:type="simple" xlink:href="#__RefHeading___Toc121_639957644" text:style-name="Index_20_Link" text:visited-style-name="Index_20_Link">Удаление контакта<text:tab/>3</text:a></text:p>
          <text:p text:style-name="P42"><text:a xlink:type="simple" xlink:href="#__RefHeading___Toc123_639957644" text:style-name="Index_20_Link" text:visited-style-name="Index_20_Link">Добавление номера для контакта<text:tab/>4</text:a></text:p>
          <text:p text:style-name="P42"><text:a xlink:type="simple" xlink:href="#__RefHeading___Toc125_639957644" text:style-name="Index_20_Link" text:visited-style-name="Index_20_Link">Удаление номера контакта<text:tab/>4</text:a></text:p>
          <text:p text:style-name="P42"><text:a xlink:type="simple" xlink:href="#__RefHeading___Toc127_639957644" text:style-name="Index_20_Link" text:visited-style-name="Index_20_Link">Изменение номеров у контакта<text:tab/>4</text:a></text:p>
          <text:p text:style-name="P42"><text:a xlink:type="simple" xlink:href="#__RefHeading___Toc475_1832217797" text:style-name="Index_20_Link" text:visited-style-name="Index_20_Link">Запуск приложения<text:tab/>5</text:a></text:p>
        </text:index-body>
      </text:table-of-content>
      <text:p text:style-name="P1"/>
      <text:p text:style-name="P15">Сервис реализует телефонную книгу: введение данных о контакте (ФИО, комментарий, номера телефонов). <text:span text:style-name="T4">Сервис предоставляет API по HTTP протоколу.</text:span></text:p>
      <text:p text:style-name="P1"/>
      <text:p text:style-name="P35">Основные возможности сервиса:</text:p>
      <text:list xml:id="list5429145182237744152" text:style-name="L2">
        <text:list-item>
          <text:p text:style-name="P36">добавление/редактирование/удаление контактов</text:p>
        </text:list-item>
        <text:list-item>
          <text:p text:style-name="P36">поиск контактов по фамилии, имени</text:p>
        </text:list-item>
        <text:list-item>
          <text:p text:style-name="P36">редактирование набора номеров контакта</text:p>
        </text:list-item>
        <text:list-item>
          <text:p text:style-name="P36">выбор источника данных: файлы в виде json, xml; база данных; <text:span text:style-name="T10">в памяти приложения</text:span></text:p>
        </text:list-item>
      </text:list>
      <text:p text:style-name="P1"/>
      <text:h text:style-name="Heading_20_3" text:outline-level="3"><text:bookmark-start text:name="__RefHeading___Toc240_639957644"/>Структура данных контакта<text:bookmark-end text:name="__RefHeading___Toc240_639957644"/></text:h>
      <text:p text:style-name="P3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1">Поле</text:p>
          </table:table-cell>
          <table:table-cell table:style-name="Таблица1.B1" office:value-type="string">
            <text:p text:style-name="P31">Описание</text:p>
          </table:table-cell>
        </table:table-row>
        <table:table-row>
          <table:table-cell table:style-name="Таблица1.A2" office:value-type="string">
            <text:p text:style-name="P31">id</text:p>
          </table:table-cell>
          <table:table-cell table:style-name="Таблица1.B2" office:value-type="string">
            <text:p text:style-name="P31">Идентификатор контакта (число)</text:p>
          </table:table-cell>
        </table:table-row>
        <table:table-row>
          <table:table-cell table:style-name="Таблица1.A2" office:value-type="string">
            <text:p text:style-name="P31">lastName</text:p>
          </table:table-cell>
          <table:table-cell table:style-name="Таблица1.B2" office:value-type="string">
            <text:p text:style-name="P31">Фамилия</text:p>
          </table:table-cell>
        </table:table-row>
        <table:table-row>
          <table:table-cell table:style-name="Таблица1.A2" office:value-type="string">
            <text:p text:style-name="P31">firstName</text:p>
          </table:table-cell>
          <table:table-cell table:style-name="Таблица1.B2" office:value-type="string">
            <text:p text:style-name="P31">Имя</text:p>
          </table:table-cell>
        </table:table-row>
        <table:table-row>
          <table:table-cell table:style-name="Таблица1.A2" office:value-type="string">
            <text:p text:style-name="P31">middleName</text:p>
          </table:table-cell>
          <table:table-cell table:style-name="Таблица1.B2" office:value-type="string">
            <text:p text:style-name="P31">Отчество</text:p>
          </table:table-cell>
        </table:table-row>
        <table:table-row>
          <table:table-cell table:style-name="Таблица1.A2" office:value-type="string">
            <text:p text:style-name="P31">comment</text:p>
          </table:table-cell>
          <table:table-cell table:style-name="Таблица1.B2" office:value-type="string">
            <text:p text:style-name="P31">Комментарий к контакту</text:p>
          </table:table-cell>
        </table:table-row>
        <table:table-row>
          <table:table-cell table:style-name="Таблица1.A2" office:value-type="string">
            <text:p text:style-name="P31">phones</text:p>
          </table:table-cell>
          <table:table-cell table:style-name="Таблица1.B2" office:value-type="string">
            <text:p text:style-name="P31">Набор телефонов <text:span text:style-name="T5">(строка)</text:span></text:p>
          </table:table-cell>
        </table:table-row>
      </table:table>
      <text:p text:style-name="P4"/>
      <text:h text:style-name="Heading_20_3" text:outline-level="3"><text:bookmark-start text:name="__RefHeading___Toc113_639957644"/><text:span text:style-name="T1">П</text:span>олучение списка контактов<text:bookmark-end text:name="__RefHeading___Toc113_639957644"/></text:h>
      <text:p text:style-name="P12"/>
      <text:p text:style-name="P12">GET /contacts</text:p>
      <text:p text:style-name="P1"/>
      <text:p text:style-name="P29">параметр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2">Параметр</text:p>
          </table:table-cell>
          <table:table-cell table:style-name="Таблица2.B1" office:value-type="string">
            <text:p text:style-name="P32">Описание</text:p>
          </table:table-cell>
        </table:table-row>
        <table:table-row>
          <table:table-cell table:style-name="Таблица2.A2" office:value-type="string">
            <text:p text:style-name="P11">lastName</text:p>
          </table:table-cell>
          <table:table-cell table:style-name="Таблица2.B2" office:value-type="string">
            <text:p text:style-name="P11">поиск по фамилии (по шаблону like value%)</text:p>
          </table:table-cell>
        </table:table-row>
        <table:table-row>
          <table:table-cell table:style-name="Таблица2.A2" office:value-type="string">
            <text:p text:style-name="P11">firstName</text:p>
          </table:table-cell>
          <table:table-cell table:style-name="Таблица2.B2" office:value-type="string">
            <text:p text:style-name="P11">поиск по имени контакта (шаблон like value%)</text:p>
          </table:table-cell>
        </table:table-row>
      </table:table>
      <text:p text:style-name="P11"/>
      <text:p text:style-name="P2"><text:soft-page-break/></text:p>
      <text:p text:style-name="P28">пример</text:p>
      <text:p text:style-name="P1"/>
      <text:p text:style-name="P14">curl <text:span text:style-name="T1">http://localhost:8080/contacts</text:span></text:p>
      <text:p text:style-name="P1"/>
      <text:p text:style-name="P28">ответ</text:p>
      <text:p text:style-name="P1"/>
      <text:p text:style-name="P1">[</text:p>
      <text:p text:style-name="P1"><text:s text:c="2"/>{</text:p>
      <text:p text:style-name="P1"><text:s text:c="4"/>"id": 1,</text:p>
      <text:p text:style-name="P1"><text:s text:c="4"/>"lastName": "Stalone",</text:p>
      <text:p text:style-name="P1"><text:s text:c="4"/>"firstName": "Silvester",</text:p>
      <text:p text:style-name="P1"><text:s text:c="4"/>"middleName": null,</text:p>
      <text:p text:style-name="P1"><text:s text:c="4"/>"comment": "rockie",</text:p>
      <text:p text:style-name="P1"><text:s text:c="4"/>"phones": [</text:p>
      <text:p text:style-name="P3"><text:s text:c="6"/>"12334009", "<text:span text:style-name="T4">XXXXX</text:span>"</text:p>
      <text:p text:style-name="P1"><text:s text:c="4"/>]</text:p>
      <text:p text:style-name="P1"><text:s text:c="2"/>}</text:p>
      <text:p text:style-name="P1">]</text:p>
      <text:p text:style-name="P1"/>
      <text:h text:style-name="Heading_20_3" text:outline-level="3"><text:bookmark-start text:name="__RefHeading___Toc115_639957644"/>Получение данных о контакте<text:bookmark-end text:name="__RefHeading___Toc115_639957644"/></text:h>
      <text:p text:style-name="P5"/>
      <text:p text:style-name="P13">GET /contacts/{id}</text:p>
      <text:p text:style-name="P5"/>
      <text:p text:style-name="P5"><text:bookmark-start text:name="__DdeLink__2_639957644"/>id — идентификатор контакта<text:bookmark-end text:name="__DdeLink__2_639957644"/></text:p>
      <text:p text:style-name="P5"/>
      <text:p text:style-name="P21">пример</text:p>
      <text:p text:style-name="P5"/>
      <text:p text:style-name="P5">curl http://localhost:8080/contacts/1</text:p>
      <text:p text:style-name="P5"/>
      <text:p text:style-name="P27">ответ</text:p>
      <text:p text:style-name="P18"/>
      <text:p text:style-name="P18">{</text:p>
      <text:p text:style-name="P18"><text:s text:c="2"/>"id": 5,</text:p>
      <text:p text:style-name="P18"><text:s text:c="2"/>"lastName": "Schwarzenegger",</text:p>
      <text:p text:style-name="P18"><text:s text:c="2"/>"firstName": "Arnold",</text:p>
      <text:p text:style-name="P18"><text:s text:c="2"/>"middleName": "S",</text:p>
      <text:p text:style-name="P18"><text:s text:c="2"/>"comment": "terminator",</text:p>
      <text:p text:style-name="P18"><text:s text:c="2"/>"phones": [</text:p>
      <text:p text:style-name="P18"><text:s text:c="4"/>"00112233"</text:p>
      <text:p text:style-name="P18"><text:s text:c="2"/>]</text:p>
      <text:p text:style-name="P18">}</text:p>
      <text:p text:style-name="P5"/>
      <text:h text:style-name="Heading_20_3" text:outline-level="3"><text:bookmark-start text:name="__RefHeading___Toc117_639957644"/>Добавление контакта<text:bookmark-end text:name="__RefHeading___Toc117_639957644"/></text:h>
      <text:p text:style-name="P5"/>
      <text:p text:style-name="P13">POST /contacts</text:p>
      <text:p text:style-name="P5"/>
      <text:p text:style-name="P21">пример</text:p>
      <text:p text:style-name="P5"/>
      <text:p text:style-name="P7"><text:soft-page-break/>curl -H "Content-Type: application/json" -X POST -d '{"lastName": "Schwarzenegger","firstName": "Arnold","middleName": "S","comment": "terminator", "phones": ["00112233"]}' http://localhost:8080/contacts</text:p>
      <text:p text:style-name="Standard"/>
      <text:p text:style-name="P26">ответ</text:p>
      <text:p text:style-name="P16"/>
      <text:p text:style-name="P18">{</text:p>
      <text:p text:style-name="P18"><text:s text:c="2"/>"id": 5,</text:p>
      <text:p text:style-name="P18"><text:s text:c="2"/>"lastName": "Schwarzenegger",</text:p>
      <text:p text:style-name="P18"><text:s text:c="2"/>"firstName": "Arnold",</text:p>
      <text:p text:style-name="P18"><text:s text:c="2"/>"middleName": "S",</text:p>
      <text:p text:style-name="P18"><text:s text:c="2"/>"comment": "terminator",</text:p>
      <text:p text:style-name="P18"><text:s text:c="2"/>"phones": [</text:p>
      <text:p text:style-name="P18"><text:s text:c="4"/>"00112233"</text:p>
      <text:p text:style-name="P18"><text:s text:c="2"/>]</text:p>
      <text:p text:style-name="P18">}</text:p>
      <text:p text:style-name="P16"/>
      <text:h text:style-name="Heading_20_3" text:outline-level="3"><text:bookmark-start text:name="__RefHeading___Toc119_639957644"/>Редактирование данных контакта<text:bookmark-end text:name="__RefHeading___Toc119_639957644"/></text:h>
      <text:p text:style-name="P5"/>
      <text:p text:style-name="P13">PUT /contacts/{id}</text:p>
      <text:p text:style-name="P5"/>
      <text:p text:style-name="P6">id — идентификатор контакта</text:p>
      <text:p text:style-name="P6"/>
      <text:p text:style-name="P21">пример</text:p>
      <text:p text:style-name="P5"/>
      <text:p text:style-name="P8">curl -H "Content-Type: application/json" -X PUT -d '{"lastName": "Schwarzenegger","firstName": "Arnold","middleName": "S","comment": "", "phones": ["11223344"]}' http://localhost:8080/contacts/3</text:p>
      <text:p text:style-name="P5"/>
      <text:p text:style-name="P25">ответ</text:p>
      <text:p text:style-name="P17"/>
      <text:p text:style-name="P18">{</text:p>
      <text:p text:style-name="P18"><text:s text:c="2"/>"id": 3,</text:p>
      <text:p text:style-name="P18"><text:s text:c="2"/>"lastName": "Schwarzenegger",</text:p>
      <text:p text:style-name="P18"><text:s text:c="2"/>"firstName": "Arnold",</text:p>
      <text:p text:style-name="P18"><text:s text:c="2"/>"middleName": "S",</text:p>
      <text:p text:style-name="P18"><text:s text:c="2"/>"comment": "terminator",</text:p>
      <text:p text:style-name="P18"><text:s text:c="2"/>"phones": [</text:p>
      <text:p text:style-name="P18"><text:s text:c="4"/>"00112233"</text:p>
      <text:p text:style-name="P18"><text:s text:c="2"/>]</text:p>
      <text:p text:style-name="P18">}</text:p>
      <text:p text:style-name="P18"/>
      <text:h text:style-name="Heading_20_3" text:outline-level="3"><text:bookmark-start text:name="__RefHeading___Toc121_639957644"/>Удаление контакта<text:bookmark-end text:name="__RefHeading___Toc121_639957644"/></text:h>
      <text:p text:style-name="P5"/>
      <text:p text:style-name="P13"><text:span text:style-name="T3">DELETE</text:span> /contacts/{id}</text:p>
      <text:p text:style-name="P5"/>
      <text:p text:style-name="P6">id — идентификатор контакта</text:p>
      <text:p text:style-name="P6"/>
      <text:p text:style-name="P21">пример</text:p>
      <text:p text:style-name="P5"/>
      <text:p text:style-name="P8"><text:soft-page-break/>curl -X DELETE http://localhost:8080/contacts/3</text:p>
      <text:p text:style-name="P5"/>
      <text:p text:style-name="P24">ответ</text:p>
      <text:p text:style-name="P8"/>
      <text:p text:style-name="P9"><text:span text:style-name="T2">status</text:span> 204 — успех при удалении</text:p>
      <text:p text:style-name="P8"/>
      <text:h text:style-name="Heading_20_3" text:outline-level="3"><text:bookmark-start text:name="__RefHeading___Toc123_639957644"/>Добавление номера для контакта<text:bookmark-end text:name="__RefHeading___Toc123_639957644"/></text:h>
      <text:p text:style-name="P5"/>
      <text:p text:style-name="P13">POST /contacts/{id}/phones</text:p>
      <text:p text:style-name="P5"/>
      <text:p text:style-name="P6">id — идентификатор контакта</text:p>
      <text:p text:style-name="P10">phone — номер (form-data parameter)</text:p>
      <text:p text:style-name="P6"/>
      <text:p text:style-name="P21">пример</text:p>
      <text:p text:style-name="P5"/>
      <text:p text:style-name="P10">curl -X POST -F phone=1234567 http://localhost:8080/contacts/4/phones</text:p>
      <text:p text:style-name="P22">ответ</text:p>
      <text:p text:style-name="P19"/>
      <text:p text:style-name="P19">status 200 — успешное добавление номера</text:p>
      <text:p text:style-name="P10"/>
      <text:h text:style-name="P40" text:outline-level="3"><text:bookmark-start text:name="__RefHeading___Toc125_639957644"/>Удаление номера контакта<text:bookmark-end text:name="__RefHeading___Toc125_639957644"/></text:h>
      <text:p text:style-name="P5"/>
      <text:p text:style-name="P13"><text:span text:style-name="T3">DELETE</text:span> /contacts/{id}/phones/{phone}</text:p>
      <text:p text:style-name="P5"/>
      <text:p text:style-name="P6">id — идентификатор контакта</text:p>
      <text:p text:style-name="P7">phone — удаляемый номер</text:p>
      <text:p text:style-name="P6"/>
      <text:p text:style-name="P21">пример</text:p>
      <text:p text:style-name="P5"/>
      <text:p text:style-name="P10">curl -X DELETE http://localhost:8080/contacts/4/phones/12345678</text:p>
      <text:p text:style-name="P5"/>
      <text:p text:style-name="P23">ответ</text:p>
      <text:p text:style-name="P10">status 204 — успех при удалении</text:p>
      <text:p text:style-name="P5"/>
      <text:h text:style-name="Heading_20_3" text:outline-level="3"><text:bookmark-start text:name="__RefHeading___Toc127_639957644"/>Изменение номеров у контакта<text:bookmark-end text:name="__RefHeading___Toc127_639957644"/></text:h>
      <text:p text:style-name="P5"/>
      <text:p text:style-name="P13">PUT /contacts/{id}/phones</text:p>
      <text:p text:style-name="P5"/>
      <text:p text:style-name="P6">id — идентификатор контакта</text:p>
      <text:p text:style-name="P11">phones — набор номеров</text:p>
      <text:p text:style-name="P6"/>
      <text:p text:style-name="P20">пример</text:p>
      <text:p text:style-name="P5"/>
      <text:p text:style-name="P11"><text:s/>curl -X PUT -H "Content-Type: application/x-www-form-urlencoded" -d "phones=1234567&amp;phones=0000000&amp;phones=XXXXXX" http://localhost:8080/contacts/4/phones</text:p>
      <text:p text:style-name="P5"/>
      <text:p text:style-name="P22">ответ</text:p>
      <text:p text:style-name="P19">status 200 — успешное изменение номеров</text:p>
      <text:p text:style-name="P5"/>
      <text:h text:style-name="P41" text:outline-level="3"><text:bookmark-start text:name="__RefHeading___Toc475_1832217797"/><text:soft-page-break/><text:span text:style-name="T6">Запуск приложения</text:span><text:bookmark-end text:name="__RefHeading___Toc475_1832217797"/></text:h>
      <text:p text:style-name="Standard"/>
      <text:p text:style-name="P20"><text:bookmark-start text:name="__RefHeading___Toc477_1832217797"/>Сборка приложения<text:bookmark-end text:name="__RefHeading___Toc477_1832217797"/></text:p>
      <text:p text:style-name="Standard"/>
      <text:p text:style-name="P38"><text:bookmark-start text:name="__RefHeading___Toc479_1832217797"/>gradle bootRepackage<text:bookmark-end text:name="__RefHeading___Toc479_1832217797"/></text:p>
      <text:p text:style-name="P38"/>
      <text:p text:style-name="Standard"><text:bookmark-start text:name="__RefHeading___Toc481_1832217797"/>Целевой файл сборки /build/libs/<text:bookmark-start text:name="__DdeLink__472_1832217797"/>contacts-0.0.1-SNAPSHOT.jar<text:bookmark-end text:name="__RefHeading___Toc481_1832217797"/><text:bookmark-end text:name="__DdeLink__472_1832217797"/></text:p>
      <text:p text:style-name="Standard"/>
      <text:p text:style-name="P20"><text:bookmark-start text:name="__RefHeading___Toc483_1832217797"/>Конфигурация<text:bookmark-end text:name="__RefHeading___Toc483_1832217797"/></text:p>
      <text:p text:style-name="P20"/>
      <text:p text:style-name="Standard"><text:bookmark-start text:name="__RefHeading___Toc485_1832217797"/>Пример <text:span text:style-name="T7">файла</text:span> <text:span text:style-name="T7">конфигурации </text:span><text:span text:style-name="T9">application.yml.sample</text:span><text:bookmark-end text:name="__RefHeading___Toc485_1832217797"/></text:p>
      <text:p text:style-name="Standard"><text:span text:style-name="T9"/></text:p>
      <text:p text:style-name="Standard"><text:bookmark-start text:name="__RefHeading___Toc487_1832217797"/>Параметры<text:bookmark-end text:name="__RefHeading___Toc487_1832217797"/></text:p>
      <text:p text:style-name="Standard"/>
      <text:p text:style-name="Standard"><text:bookmark-start text:name="__RefHeading___Toc489_1832217797"/><text:span text:style-name="T8">contacts.store</text:span> — вид источника данных. Возможные значения:<text:bookmark-end text:name="__RefHeading___Toc489_1832217797"/></text:p>
      <text:list xml:id="list2408997547869981274" text:style-name="L1">
        <text:list-item>
          <text:p text:style-name="P37"><text:bookmark-start text:name="__RefHeading___Toc491_1832217797"/><text:span text:style-name="T9">mem</text:span><text:span text:style-name="T7"> (по умолчанию)</text:span><text:bookmark-end text:name="__RefHeading___Toc491_1832217797"/></text:p>
        </text:list-item>
        <text:list-item>
          <text:p text:style-name="P37"><text:bookmark-start text:name="__RefHeading___Toc493_1832217797"/><text:span text:style-name="T8">json</text:span> — json файл<text:bookmark-start text:name="__DdeLink__470_1832217797"/> (файл указывается параметром contacts.filename)<text:bookmark-end text:name="__RefHeading___Toc493_1832217797"/><text:bookmark-end text:name="__DdeLink__470_1832217797"/></text:p>
        </text:list-item>
        <text:list-item>
          <text:p text:style-name="P37"><text:bookmark-start text:name="__RefHeading___Toc495_1832217797"/><text:span text:style-name="T8">xml</text:span> — xml файл (файл указывается параметром contacts.filename)<text:bookmark-end text:name="__RefHeading___Toc495_1832217797"/></text:p>
        </text:list-item>
        <text:list-item>
          <text:p text:style-name="P37"><text:bookmark-start text:name="__RefHeading___Toc497_1832217797"/><text:span text:style-name="T8">db</text:span> — база данных (конфигурация соединения задается через группу параметров spring.datasource)<text:bookmark-end text:name="__RefHeading___Toc497_1832217797"/></text:p>
        </text:list-item>
      </text:list>
      <text:p text:style-name="Standard"><text:bookmark-start text:name="__RefHeading___Toc499_1832217797"/><text:span text:style-name="T8">contacts.filename</text:span> — полный путь к файлу (при режимах contacts.store = json | xml)<text:bookmark-end text:name="__RefHeading___Toc499_1832217797"/></text:p>
      <text:p text:style-name="Standard"><text:bookmark-start text:name="__RefHeading___Toc501_1832217797"/><text:span text:style-name="T8">spring.datasource</text:span> — задание параметров соединения с базой данных<text:bookmark-end text:name="__RefHeading___Toc501_1832217797"/></text:p>
      <text:p text:style-name="Standard"><text:bookmark-start text:name="__RefHeading___Toc503_1832217797"/><text:span text:style-name="T8">spring.datasource.url</text:span> — строка подключения jdbc<text:bookmark-end text:name="__RefHeading___Toc503_1832217797"/></text:p>
      <text:p text:style-name="Standard"><text:bookmark-start text:name="__RefHeading___Toc505_1832217797"/><text:span text:style-name="T8">spring.datasource.driver-class-name</text:span> — имя класса драйвера jdbc<text:bookmark-end text:name="__RefHeading___Toc505_1832217797"/></text:p>
      <text:p text:style-name="Standard"/>
      <text:p text:style-name="Standard"><text:bookmark-start text:name="__RefHeading___Toc507_1832217797"/>Основные параметры для настройки приложения на базе spring-boot<text:bookmark-end text:name="__RefHeading___Toc507_1832217797"/></text:p>
      <text:p text:style-name="Standard"><text:bookmark-start text:name="__RefHeading___Toc509_1832217797"/><text:a xlink:type="simple" xlink:href="http://docs.spring.io/spring-boot/docs/1.5.1.RELEASE/reference/htmlsingle/#common-application-properties" text:style-name="Internet_20_link" text:visited-style-name="Visited_20_Internet_20_Link">http://docs.spring.io/spring-boot/docs/1.5.1.RELEASE/reference/htmlsingle/#common-application-properties</text:a><text:bookmark-end text:name="__RefHeading___Toc509_1832217797"/></text:p>
      <text:p text:style-name="Standard"/>
      <text:p text:style-name="P20"><text:bookmark-start text:name="__RefHeading___Toc511_1832217797"/>Запуск приложения<text:bookmark-end text:name="__RefHeading___Toc511_1832217797"/></text:p>
      <text:p text:style-name="P20"/>
      <text:p text:style-name="P38"><text:bookmark-start text:name="__RefHeading___Toc513_1832217797"/>java -jar <text:span text:style-name="T6">contacts-0.0.1-SNAPSHOT.jar </text:span>application.yml<text:bookmark-end text:name="__RefHeading___Toc513_1832217797"/></text:p>
      <text:p text:style-name="Standard"><text:bookmark-start text:name="__RefHeading___Toc515_1832217797"/>где<text:bookmark-end text:name="__RefHeading___Toc515_1832217797"/></text:p>
      <text:p text:style-name="Standard"><text:bookmark-start text:name="__RefHeading___Toc517_1832217797"/>application.yml — файл конфигурации<text:bookmark-end text:name="__RefHeading___Toc517_1832217797"/></text:p>
      <text:p text:style-name="Standard"/>
      <text:p text:style-name="Standard"><text:bookmark-start text:name="__RefHeading___Toc519_1832217797"/>Возможен запуск средствами системы сборки gradle<text:bookmark-end text:name="__RefHeading___Toc519_1832217797"/></text:p>
      <text:p text:style-name="Standard"/>
      <text:p text:style-name="P38"><text:bookmark-start text:name="__RefHeading___Toc521_1832217797"/>gradle bootRun<text:bookmark-end text:name="__RefHeading___Toc521_183221779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8:47:51.841590024</meta:creation-date>
    <dc:date>2017-02-08T20:43:03.306360387</dc:date>
    <meta:editing-duration>PT38M41S</meta:editing-duration>
    <meta:editing-cycles>14</meta:editing-cycles>
    <meta:generator>LibreOffice/5.1.4.2$Linux_X86_64 LibreOffice_project/10m0$Build-2</meta:generator>
    <meta:document-statistic meta:table-count="2" meta:image-count="0" meta:object-count="0" meta:page-count="5" meta:paragraph-count="158" meta:word-count="469" meta:character-count="4254" meta:non-whitespace-character-count="3836"/>
  </office:meta>
</office:document-meta>
</file>